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61"/>
  </office:automatic-styles>
  <office:body>
    <office:spreadsheet>
      <table:calculation-settings table:automatic-find-labels="false"/>
      <table:table table:name="Osciloscop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Acquisition Spe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traces/sec]</text:p>
          </table:table-cell>
        </table:table-row>
        <table:table-row table:style-name="ro1">
          <table:table-cell office:value-type="string" calcext:value-type="string">
            <text:p>FOBOS 3</text:p>
          </table:table-cell>
          <table:table-cell office:value-type="string" calcext:value-type="string">
            <text:p>OpenADC</text:p>
          </table:table-cell>
          <table:table-cell office:value-type="string" calcext:value-type="string">
            <text:p>105 MS/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40 MHz</text:p>
          </table:table-cell>
          <table:table-cell table:style-name="ce1" office:value-type="currency" office:currency="USD" office:value="137" calcext:value-type="currency">
            <text:p>$137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gol</text:p>
          </table:table-cell>
          <table:table-cell office:value-type="string" calcext:value-type="string">
            <text:p>DS1054Z</text:p>
          </table:table-cell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 MHz</text:p>
          </table:table-cell>
          <table:table-cell table:style-name="ce1" office:value-type="currency" office:currency="USD" office:value="375" calcext:value-type="currency">
            <text:p>$375.00</text:p>
          </table:table-cell>
          <table:table-cell office:value-type="string" calcext:value-type="string">
            <text:p>Ethe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BOS 4</text:p>
          </table:table-cell>
          <table:table-cell/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500" calcext:value-type="currency">
            <text:p>$500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icoscope</text:p>
          </table:table-cell>
          <table:table-cell office:value-type="string" calcext:value-type="string">
            <text:p>6402C</text:p>
          </table:table-cell>
          <table:table-cell office:value-type="string" calcext:value-type="string">
            <text:p>5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250 MHz</text:p>
          </table:table-cell>
          <table:table-cell table:style-name="ce1" office:value-type="currency" office:currency="USD" office:value="3300" calcext:value-type="currency">
            <text:p>$3,300.00</text:p>
          </table:table-cell>
          <table:table-cell office:value-type="string" calcext:value-type="string">
            <text:p>USB 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gilent</text:p>
          </table:table-cell>
          <table:table-cell office:value-type="string" calcext:value-type="string">
            <text:p>DSO6054A</text:p>
          </table:table-cell>
          <table:table-cell office:value-type="string" calcext:value-type="string">
            <text:p>4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string" calcext:value-type="string">
            <text:p>Ethern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ktronix</text:p>
          </table:table-cell>
          <table:table-cell office:value-type="string" calcext:value-type="string">
            <text:p>DPO7054C</text:p>
          </table:table-cell>
          <table:table-cell office:value-type="string" calcext:value-type="string">
            <text:p>20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21400" calcext:value-type="currency">
            <text:p>$21,400.00</text:p>
          </table:table-cell>
          <table:table-cell office:value-type="string" calcext:value-type="string">
            <text:p>PCI Expres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Trace = 2000 samp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string" calcext:value-type="string">
            <text:p>Msps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amples 8 bit each</text:p>
          </table:table-cell>
          <table:table-cell table:number-columns-repeated="6"/>
        </table:table-row>
        <table:table-row table:style-name="ro1">
          <table:table-cell table:formula="of:=[.A13]/([.A12]*1000000)" office:value-type="float" office:value="0.000102406554019457" calcext:value-type="float">
            <text:p>0.0001024066</text:p>
          </table:table-cell>
          <table:table-cell office:value-type="string" calcext:value-type="string">
            <text:p>time per trace</text:p>
          </table:table-cell>
          <table:table-cell table:number-columns-repeated="6"/>
        </table:table-row>
        <table:table-row table:style-name="ro1">
          <table:table-cell table:formula="of:=1/[.A14]" office:value-type="float" office:value="9765" calcext:value-type="float">
            <text:p>9765</text:p>
          </table:table-cell>
          <table:table-cell office:value-type="string" calcext:value-type="string">
            <text:p>trace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1. Ethernet mounted drive vs sd c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Collection loop in C</text:p>
          </table:table-cell>
          <table:table-cell table:number-columns-repeated="7"/>
        </table:table-row>
      </table:table>
      <table:table table:name="Speed Analysi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cret Key </text:p>
          </table:table-cell>
          <table:table-cell office:value-type="string" calcext:value-type="string">
            <text:p>Public K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string" calcext:value-type="string">
            <text:p>R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size [bits]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mission at 500 kHz, 4-bit bus [sec]</text:p>
          </table:table-cell>
          <table:table-cell table:formula="of:=[.B4]/4*(1/500000)" office:value-type="float" office:value="0.000064" calcext:value-type="float">
            <text:p>0.000064</text:p>
          </table:table-cell>
          <table:table-cell table:formula="of:=[.C4]/4*(1/500000)" office:value-type="float" office:value="0.002048" calcext:value-type="float">
            <text:p>0.002048</text:p>
          </table:table-cell>
          <table:table-cell table:formula="of:=1/[.B5]" office:value-type="float" office:value="15625" calcext:value-type="float">
            <text:p>15625</text:p>
          </table:table-cell>
          <table:table-cell table:formula="of:=1/[.C5]" office:value-type="float" office:value="488.28125" calcext:value-type="float">
            <text:p>488.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5]*1000000" office:value-type="float" office:value="64" calcext:value-type="float">
            <text:p>64</text:p>
          </table:table-cell>
          <table:table-cell table:formula="of:=[.C5]*1000000" office:value-type="float" office:value="2048" calcext:value-type="float">
            <text:p>2048</text:p>
          </table:table-cell>
          <table:table-cell/>
          <table:table-cell table:style-name="ce5" office:value-type="float" office:value="0.001" calcext:value-type="float">
            <text:p>1.00E-03</text:p>
          </table:table-cell>
          <table:table-cell table:formula="of:=1000000*[.E6]" office:value-type="float" office:value="1000" calcext:value-type="float">
            <text:p>1000</text:p>
          </table:table-cell>
          <table:table-cell table:formula="of:=[.F6]/60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5]*1000000000/3600" office:value-type="float" office:value="17.7777777777778" calcext:value-type="float">
            <text:p>17.78</text:p>
          </table:table-cell>
          <table:table-cell table:style-name="ce3" table:formula="of:=[.C5]*1000000000/3600" office:value-type="float" office:value="568.888888888889" calcext:value-type="float">
            <text:p>568.89</text:p>
          </table:table-cell>
          <table:table-cell/>
          <table:table-cell table:formula="of:=1/[.E6]"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Transmission at 5 MHz, <text:s/>4-bit bus [sec]</text:p>
          </table:table-cell>
          <table:table-cell table:formula="of:=[.B4]/4*(1/5000000)" office:value-type="float" office:value="0.0000064" calcext:value-type="float">
            <text:p>0.0000064</text:p>
          </table:table-cell>
          <table:table-cell table:formula="of:=[.C4]/4*(1/5000000)" office:value-type="float" office:value="0.0002048" calcext:value-type="float">
            <text:p>0.000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8]*1000000" office:value-type="float" office:value="6.4" calcext:value-type="float">
            <text:p>6.4</text:p>
          </table:table-cell>
          <table:table-cell table:formula="of:=[.C8]*1000000" office:value-type="float" office:value="204.8" calcext:value-type="float">
            <text:p>20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8]*1000000000/3600" office:value-type="float" office:value="1.77777777777778" calcext:value-type="float">
            <text:p>1.78</text:p>
          </table:table-cell>
          <table:table-cell table:style-name="ce3" table:formula="of:=[.C8]*1000000000/3600" office:value-type="float" office:value="56.8888888888889" calcext:value-type="float">
            <text:p>56.8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ock cycles</text:p>
          </table:table-cell>
          <table:table-cell office:value-type="float" office:value="11" calcext:value-type="float">
            <text:p>11</text:p>
          </table:table-cell>
          <table:table-cell table:style-name="ce4" table:formula="of:=4096*4096" office:value-type="float" office:value="16777216" calcext:value-type="float">
            <text:p>16,777,2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mputation 1 encryption, at 500 kHz <text:s/>[sec]</text:p>
          </table:table-cell>
          <table:table-cell table:formula="of:=[.B12]*1/500000" office:value-type="float" office:value="0.000022" calcext:value-type="float">
            <text:p>0.000022</text:p>
          </table:table-cell>
          <table:table-cell table:formula="of:=[.C12]*1/500000" office:value-type="float" office:value="33.554432" calcext:value-type="float">
            <text:p>33.554432</text:p>
          </table:table-cell>
          <table:table-cell office:value-type="string" calcext:value-type="string">
            <text:p>[day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3]*1000000" office:value-type="float" office:value="22" calcext:value-type="float">
            <text:p>22</text:p>
          </table:table-cell>
          <table:table-cell table:style-name="ce4" table:formula="of:=[.C13]*1000000" office:value-type="float" office:value="33554432" calcext:value-type="float">
            <text:p>33,554,432</text:p>
          </table:table-cell>
          <table:table-cell table:formula="of:=[.C14]/3600/24" office:value-type="float" office:value="388.361481481481" calcext:value-type="float">
            <text:p>388.361481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3]*1000000000/3600" office:value-type="float" office:value="6.11111111111111" calcext:value-type="float">
            <text:p>6.11</text:p>
          </table:table-cell>
          <table:table-cell table:style-name="ce4" table:formula="of:=[.C13]*1000000000/3600" office:value-type="float" office:value="9320675.55555556" calcext:value-type="float">
            <text:p>9,320,676</text:p>
          </table:table-cell>
          <table:table-cell table:formula="of:=[.C15]/3600/24" office:value-type="float" office:value="107.878189300412" calcext:value-type="float">
            <text:p>107.8781893004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Computation 1 encryption, at 5 MHz <text:s/>[sec]</text:p>
          </table:table-cell>
          <table:table-cell table:formula="of:=[.B12]*1/5000000" office:value-type="float" office:value="0.0000022" calcext:value-type="float">
            <text:p>0.0000022</text:p>
          </table:table-cell>
          <table:table-cell table:formula="of:=[.C12]*1/5000000" office:value-type="float" office:value="3.3554432" calcext:value-type="float">
            <text:p>3.355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6]*1000000" office:value-type="float" office:value="2.2" calcext:value-type="float">
            <text:p>2.2</text:p>
          </table:table-cell>
          <table:table-cell table:style-name="ce4" table:formula="of:=[.C16]*1000000" office:value-type="float" office:value="3355443.2" calcext:value-type="float">
            <text:p>3,355,443</text:p>
          </table:table-cell>
          <table:table-cell table:formula="of:=[.C17]/3600/24" office:value-type="float" office:value="38.8361481481481" calcext:value-type="float">
            <text:p>38.8361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6]*1000000000/3600" office:value-type="float" office:value="0.611111111111111" calcext:value-type="float">
            <text:p>0.61</text:p>
          </table:table-cell>
          <table:table-cell table:style-name="ce4" table:formula="of:=[.C16]*1000000000/3600" office:value-type="float" office:value="932067.555555556" calcext:value-type="float">
            <text:p>932,068</text:p>
          </table:table-cell>
          <table:table-cell table:formula="of:=[.C18]/3600/24" office:value-type="float" office:value="10.7878189300412" calcext:value-type="float">
            <text:p>10.78781893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4">
          <table:table-cell table:style-name="ce2" office:value-type="string" calcext:value-type="string">
            <text:p>Oscilloscope Speed, 1000 samples/trace <text:s/>[traces/sec]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1 Million vectors [hrs]</text:p>
          </table:table-cell>
          <table:table-cell table:style-name="ce3" table:formula="of:=1000000/[.B24]/3600" office:value-type="float" office:value="1.38888888888889" calcext:value-type="float">
            <text:p>1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 1 Billion vectors [days]</text:p>
          </table:table-cell>
          <table:table-cell table:style-name="ce3" table:formula="of:=1000000000/[.B24]/3600/24" office:value-type="float" office:value="57.8703703703704" calcext:value-type="float">
            <text:p>57.8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Osciloscopes.A3:Osciloscopes.I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23:21:17.786194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3-24T23:35:22.740902542</meta:creation-date>
    <dc:date>2019-03-26T02:34:43.724619550</dc:date>
    <meta:editing-duration>PT2H1M21S</meta:editing-duration>
    <meta:editing-cycles>9</meta:editing-cycles>
    <meta:generator>LibreOffice/5.1.6.2$Linux_X86_64 LibreOffice_project/10m0$Build-2</meta:generator>
    <dc:creator>Jens-Peter Kaps</dc:creator>
    <meta:document-statistic meta:table-count="2" meta:cell-count="130" meta:object-count="0"/>
  </office:meta>
</office:document-meta>
</file>